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4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2"/>
          <table:table-cell table:number-columns-repeated="1019"/>
        </table:table-row>
        <table:table-row table:style-name="ro5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56" calcext:value-type="float">
            <text:p>56</text:p>
          </table:table-cell>
          <table:table-cell table:style-name="ce14" table:number-columns-repeated="3"/>
          <table:table-cell table:number-columns-repeated="1015"/>
        </table:table-row>
        <table:table-row table:style-name="ro5">
          <table:table-cell table:number-columns-repeated="3"/>
          <table:table-cell table:style-name="ce5"/>
          <table:table-cell table:style-name="ce26" table:formula="of:=IF([.$F$4]&lt;=0;&quot;liczba nie należy do zadanego przedziału&quot;;IF([.$F$4]&gt;=6001; &quot;liczba nie należy do zadanego przedziału&quot;; IF(ile&gt;liczb([.$B$7:.$B$6005])=1; &quot;podana liczba n jest liczbą pierwszą&quot;; &quot;podana liczba n nie jest liczbą pierwszą&quot;)))" office:value-type="string" office:string-value="" calcext:value-type="error" table:number-columns-spanned="4" table:number-rows-spanned="2">
            <text:p>#NAZWA?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COUNTIF([.B7:.B6005];0)" office:value-type="float" office:value="0" calcext:value-type="float">
            <text:p>0</text:p>
          </table:table-cell>
          <table:table-cell table:formula="of:=IF(MOD([.$F$4];[.A6])=0;[.A7];&quot; &quot;)" office:value-type="string" office:string-value="" calcext:value-type="error">
            <text:p>Błąd:502</text:p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2" office:value-type="float" office:value="2" calcext:value-type="float">
            <text:p>2</text:p>
          </table:table-cell>
          <table:table-cell table:formula="of:=IF(MOD([.$F$4];[.A7])=0;[.A8];&quot; 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formula="of:=IF(MOD([.$F$4];[.A8])=0;[.A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5">
          <table:table-cell table:formula="of:=[.A8]+1" office:value-type="float" office:value="4" calcext:value-type="float">
            <text:p>4</text:p>
          </table:table-cell>
          <table:table-cell table:formula="of:=IF(MOD([.$F$4];[.A9])=0;[.A10];&quot; &quot;)" office:value-type="float" office:value="5" calcext:value-type="float">
            <text:p>5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9]+1" office:value-type="float" office:value="5" calcext:value-type="float">
            <text:p>5</text:p>
          </table:table-cell>
          <table:table-cell table:formula="of:=IF(MOD([.$F$4];[.A10])=0;[.A11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10]+1" office:value-type="float" office:value="6" calcext:value-type="float">
            <text:p>6</text:p>
          </table:table-cell>
          <table:table-cell table:formula="of:=IF(MOD([.$F$4];[.A11])=0;[.A12]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5">
          <table:table-cell table:formula="of:=[.A11]+1" office:value-type="float" office:value="7" calcext:value-type="float">
            <text:p>7</text:p>
          </table:table-cell>
          <table:table-cell table:formula="of:=IF(MOD([.$F$4];[.A12])=0;[.A13];&quot; &quot;)" office:value-type="float" office:value="8" calcext:value-type="float">
            <text:p>8</text:p>
          </table:table-cell>
          <table:table-cell table:number-columns-repeated="3"/>
          <table:table-cell table:style-name="ce32"/>
          <table:table-cell table:number-columns-repeated="4"/>
          <table:table-cell table:style-name="ce18"/>
          <table:table-cell table:number-columns-repeated="1013"/>
        </table:table-row>
        <table:table-row table:style-name="ro5">
          <table:table-cell table:formula="of:=[.A12]+1" office:value-type="float" office:value="8" calcext:value-type="float">
            <text:p>8</text:p>
          </table:table-cell>
          <table:table-cell table:formula="of:=IF(MOD([.$F$4];[.A13])=0;[.A14];&quot; &quot;)" office:value-type="float" office:value="9" calcext:value-type="float">
            <text:p>9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5">
          <table:table-cell table:formula="of:=[.A13]+1" office:value-type="float" office:value="9" calcext:value-type="float">
            <text:p>9</text:p>
          </table:table-cell>
          <table:table-cell table:formula="of:=IF(MOD([.$F$4];[.A14])=0;[.A15]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formula="of:=IF(MOD([.$F$4];[.A15])=0;[.A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formula="of:=IF(MOD([.$F$4];[.A16])=0;[.A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formula="of:=IF(MOD([.$F$4];[.A17])=0;[.A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formula="of:=IF(MOD([.$F$4];[.A18])=0;[.A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formula="of:=IF(MOD([.$F$4];[.A19])=0;[.A20];&quot; &quot;)" office:value-type="float" office:value="15" calcext:value-type="float">
            <text:p>15</text:p>
          </table:table-cell>
          <table:table-cell table:number-columns-repeated="1022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formula="of:=IF(MOD([.$F$4];[.A20])=0;[.A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formula="of:=IF(MOD([.$F$4];[.A21])=0;[.A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formula="of:=IF(MOD([.$F$4];[.A22])=0;[.A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formula="of:=IF(MOD([.$F$4];[.A23])=0;[.A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formula="of:=IF(MOD([.$F$4];[.A24])=0;[.A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formula="of:=IF(MOD([.$F$4];[.A25])=0;[.A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formula="of:=IF(MOD([.$F$4];[.A26])=0;[.A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formula="of:=IF(MOD([.$F$4];[.A27])=0;[.A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formula="of:=IF(MOD([.$F$4];[.A28])=0;[.A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formula="of:=IF(MOD([.$F$4];[.A29])=0;[.A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formula="of:=IF(MOD([.$F$4];[.A30])=0;[.A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formula="of:=IF(MOD([.$F$4];[.A31])=0;[.A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formula="of:=IF(MOD([.$F$4];[.A32])=0;[.A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formula="of:=IF(MOD([.$F$4];[.A33])=0;[.A34];&quot; &quot;)" office:value-type="float" office:value="29" calcext:value-type="float">
            <text:p>29</text:p>
          </table:table-cell>
          <table:table-cell table:number-columns-repeated="1022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formula="of:=IF(MOD([.$F$4];[.A34])=0;[.A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formula="of:=IF(MOD([.$F$4];[.A35])=0;[.A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formula="of:=IF(MOD([.$F$4];[.A36])=0;[.A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formula="of:=IF(MOD([.$F$4];[.A37])=0;[.A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formula="of:=IF(MOD([.$F$4];[.A38])=0;[.A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formula="of:=IF(MOD([.$F$4];[.A39])=0;[.A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formula="of:=IF(MOD([.$F$4];[.A40])=0;[.A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formula="of:=IF(MOD([.$F$4];[.A41])=0;[.A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formula="of:=IF(MOD([.$F$4];[.A42])=0;[.A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formula="of:=IF(MOD([.$F$4];[.A43])=0;[.A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formula="of:=IF(MOD([.$F$4];[.A44])=0;[.A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formula="of:=IF(MOD([.$F$4];[.A45])=0;[.A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formula="of:=IF(MOD([.$F$4];[.A46])=0;[.A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formula="of:=IF(MOD([.$F$4];[.A47])=0;[.A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formula="of:=IF(MOD([.$F$4];[.A48])=0;[.A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formula="of:=IF(MOD([.$F$4];[.A49])=0;[.A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formula="of:=IF(MOD([.$F$4];[.A50])=0;[.A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formula="of:=IF(MOD([.$F$4];[.A51])=0;[.A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formula="of:=IF(MOD([.$F$4];[.A52])=0;[.A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formula="of:=IF(MOD([.$F$4];[.A53])=0;[.A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formula="of:=IF(MOD([.$F$4];[.A54])=0;[.A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formula="of:=IF(MOD([.$F$4];[.A55])=0;[.A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formula="of:=IF(MOD([.$F$4];[.A56])=0;[.A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formula="of:=IF(MOD([.$F$4];[.A57])=0;[.A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formula="of:=IF(MOD([.$F$4];[.A58])=0;[.A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formula="of:=IF(MOD([.$F$4];[.A59])=0;[.A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formula="of:=IF(MOD([.$F$4];[.A60])=0;[.A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formula="of:=IF(MOD([.$F$4];[.A61])=0;[.A62];&quot; &quot;)" office:value-type="float" office:value="57" calcext:value-type="float">
            <text:p>57</text:p>
          </table:table-cell>
          <table:table-cell table:number-columns-repeated="1022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formula="of:=IF(MOD([.$F$4];[.A62])=0;[.A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formula="of:=IF(MOD([.$F$4];[.A63])=0;[.A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formula="of:=IF(MOD([.$F$4];[.A64])=0;[.A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formula="of:=IF(MOD([.$F$4];[.A65])=0;[.A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formula="of:=IF(MOD([.$F$4];[.A66])=0;[.A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formula="of:=IF(MOD([.$F$4];[.A67])=0;[.A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formula="of:=IF(MOD([.$F$4];[.A68])=0;[.A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formula="of:=IF(MOD([.$F$4];[.A69])=0;[.A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formula="of:=IF(MOD([.$F$4];[.A70])=0;[.A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formula="of:=IF(MOD([.$F$4];[.A71])=0;[.A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formula="of:=IF(MOD([.$F$4];[.A72])=0;[.A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formula="of:=IF(MOD([.$F$4];[.A73])=0;[.A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formula="of:=IF(MOD([.$F$4];[.A74])=0;[.A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formula="of:=IF(MOD([.$F$4];[.A75])=0;[.A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formula="of:=IF(MOD([.$F$4];[.A76])=0;[.A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formula="of:=IF(MOD([.$F$4];[.A77])=0;[.A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formula="of:=IF(MOD([.$F$4];[.A78])=0;[.A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formula="of:=IF(MOD([.$F$4];[.A79])=0;[.A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formula="of:=IF(MOD([.$F$4];[.A80])=0;[.A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formula="of:=IF(MOD([.$F$4];[.A81])=0;[.A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formula="of:=IF(MOD([.$F$4];[.A82])=0;[.A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formula="of:=IF(MOD([.$F$4];[.A83])=0;[.A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formula="of:=IF(MOD([.$F$4];[.A84])=0;[.A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formula="of:=IF(MOD([.$F$4];[.A85])=0;[.A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formula="of:=IF(MOD([.$F$4];[.A86])=0;[.A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formula="of:=IF(MOD([.$F$4];[.A87])=0;[.A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formula="of:=IF(MOD([.$F$4];[.A88])=0;[.A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formula="of:=IF(MOD([.$F$4];[.A89])=0;[.A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formula="of:=IF(MOD([.$F$4];[.A90])=0;[.A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formula="of:=IF(MOD([.$F$4];[.A91])=0;[.A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formula="of:=IF(MOD([.$F$4];[.A92])=0;[.A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formula="of:=IF(MOD([.$F$4];[.A93])=0;[.A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formula="of:=IF(MOD([.$F$4];[.A94])=0;[.A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formula="of:=IF(MOD([.$F$4];[.A95])=0;[.A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formula="of:=IF(MOD([.$F$4];[.A96])=0;[.A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formula="of:=IF(MOD([.$F$4];[.A97])=0;[.A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formula="of:=IF(MOD([.$F$4];[.A98])=0;[.A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formula="of:=IF(MOD([.$F$4];[.A99])=0;[.A1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formula="of:=IF(MOD([.$F$4];[.A100])=0;[.A1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formula="of:=IF(MOD([.$F$4];[.A101])=0;[.A1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formula="of:=IF(MOD([.$F$4];[.A102])=0;[.A1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formula="of:=IF(MOD([.$F$4];[.A103])=0;[.A1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formula="of:=IF(MOD([.$F$4];[.A104])=0;[.A1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formula="of:=IF(MOD([.$F$4];[.A105])=0;[.A1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formula="of:=IF(MOD([.$F$4];[.A106])=0;[.A1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formula="of:=IF(MOD([.$F$4];[.A107])=0;[.A1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formula="of:=IF(MOD([.$F$4];[.A108])=0;[.A1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formula="of:=IF(MOD([.$F$4];[.A109])=0;[.A1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formula="of:=IF(MOD([.$F$4];[.A110])=0;[.A1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formula="of:=IF(MOD([.$F$4];[.A111])=0;[.A1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formula="of:=IF(MOD([.$F$4];[.A112])=0;[.A1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formula="of:=IF(MOD([.$F$4];[.A113])=0;[.A1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formula="of:=IF(MOD([.$F$4];[.A114])=0;[.A1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formula="of:=IF(MOD([.$F$4];[.A115])=0;[.A1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formula="of:=IF(MOD([.$F$4];[.A116])=0;[.A1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formula="of:=IF(MOD([.$F$4];[.A117])=0;[.A1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formula="of:=IF(MOD([.$F$4];[.A118])=0;[.A1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formula="of:=IF(MOD([.$F$4];[.A119])=0;[.A1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formula="of:=IF(MOD([.$F$4];[.A120])=0;[.A1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formula="of:=IF(MOD([.$F$4];[.A121])=0;[.A1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formula="of:=IF(MOD([.$F$4];[.A122])=0;[.A1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formula="of:=IF(MOD([.$F$4];[.A123])=0;[.A1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formula="of:=IF(MOD([.$F$4];[.A124])=0;[.A1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formula="of:=IF(MOD([.$F$4];[.A125])=0;[.A1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formula="of:=IF(MOD([.$F$4];[.A126])=0;[.A1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formula="of:=IF(MOD([.$F$4];[.A127])=0;[.A1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formula="of:=IF(MOD([.$F$4];[.A128])=0;[.A1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formula="of:=IF(MOD([.$F$4];[.A129])=0;[.A1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formula="of:=IF(MOD([.$F$4];[.A130])=0;[.A1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formula="of:=IF(MOD([.$F$4];[.A131])=0;[.A1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formula="of:=IF(MOD([.$F$4];[.A132])=0;[.A1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formula="of:=IF(MOD([.$F$4];[.A133])=0;[.A1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formula="of:=IF(MOD([.$F$4];[.A134])=0;[.A1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formula="of:=IF(MOD([.$F$4];[.A135])=0;[.A1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formula="of:=IF(MOD([.$F$4];[.A136])=0;[.A1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formula="of:=IF(MOD([.$F$4];[.A137])=0;[.A1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formula="of:=IF(MOD([.$F$4];[.A138])=0;[.A1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formula="of:=IF(MOD([.$F$4];[.A139])=0;[.A1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formula="of:=IF(MOD([.$F$4];[.A140])=0;[.A1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formula="of:=IF(MOD([.$F$4];[.A141])=0;[.A1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formula="of:=IF(MOD([.$F$4];[.A142])=0;[.A1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formula="of:=IF(MOD([.$F$4];[.A143])=0;[.A1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formula="of:=IF(MOD([.$F$4];[.A144])=0;[.A1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formula="of:=IF(MOD([.$F$4];[.A145])=0;[.A1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formula="of:=IF(MOD([.$F$4];[.A146])=0;[.A1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formula="of:=IF(MOD([.$F$4];[.A147])=0;[.A1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formula="of:=IF(MOD([.$F$4];[.A148])=0;[.A1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formula="of:=IF(MOD([.$F$4];[.A149])=0;[.A1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formula="of:=IF(MOD([.$F$4];[.A150])=0;[.A1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formula="of:=IF(MOD([.$F$4];[.A151])=0;[.A1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formula="of:=IF(MOD([.$F$4];[.A152])=0;[.A1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formula="of:=IF(MOD([.$F$4];[.A153])=0;[.A1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formula="of:=IF(MOD([.$F$4];[.A154])=0;[.A1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formula="of:=IF(MOD([.$F$4];[.A155])=0;[.A1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formula="of:=IF(MOD([.$F$4];[.A156])=0;[.A1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formula="of:=IF(MOD([.$F$4];[.A157])=0;[.A1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formula="of:=IF(MOD([.$F$4];[.A158])=0;[.A1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formula="of:=IF(MOD([.$F$4];[.A159])=0;[.A1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formula="of:=IF(MOD([.$F$4];[.A160])=0;[.A1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formula="of:=IF(MOD([.$F$4];[.A161])=0;[.A1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formula="of:=IF(MOD([.$F$4];[.A162])=0;[.A1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formula="of:=IF(MOD([.$F$4];[.A163])=0;[.A1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formula="of:=IF(MOD([.$F$4];[.A164])=0;[.A1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formula="of:=IF(MOD([.$F$4];[.A165])=0;[.A1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formula="of:=IF(MOD([.$F$4];[.A166])=0;[.A1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formula="of:=IF(MOD([.$F$4];[.A167])=0;[.A1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formula="of:=IF(MOD([.$F$4];[.A168])=0;[.A1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formula="of:=IF(MOD([.$F$4];[.A169])=0;[.A1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formula="of:=IF(MOD([.$F$4];[.A170])=0;[.A1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formula="of:=IF(MOD([.$F$4];[.A171])=0;[.A1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formula="of:=IF(MOD([.$F$4];[.A172])=0;[.A1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formula="of:=IF(MOD([.$F$4];[.A173])=0;[.A1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formula="of:=IF(MOD([.$F$4];[.A174])=0;[.A1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formula="of:=IF(MOD([.$F$4];[.A175])=0;[.A1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formula="of:=IF(MOD([.$F$4];[.A176])=0;[.A1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formula="of:=IF(MOD([.$F$4];[.A177])=0;[.A1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formula="of:=IF(MOD([.$F$4];[.A178])=0;[.A1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formula="of:=IF(MOD([.$F$4];[.A179])=0;[.A1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formula="of:=IF(MOD([.$F$4];[.A180])=0;[.A1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formula="of:=IF(MOD([.$F$4];[.A181])=0;[.A1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formula="of:=IF(MOD([.$F$4];[.A182])=0;[.A1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formula="of:=IF(MOD([.$F$4];[.A183])=0;[.A1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formula="of:=IF(MOD([.$F$4];[.A184])=0;[.A1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formula="of:=IF(MOD([.$F$4];[.A185])=0;[.A1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formula="of:=IF(MOD([.$F$4];[.A186])=0;[.A1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formula="of:=IF(MOD([.$F$4];[.A187])=0;[.A1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formula="of:=IF(MOD([.$F$4];[.A188])=0;[.A1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formula="of:=IF(MOD([.$F$4];[.A189])=0;[.A1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formula="of:=IF(MOD([.$F$4];[.A190])=0;[.A1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formula="of:=IF(MOD([.$F$4];[.A191])=0;[.A1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formula="of:=IF(MOD([.$F$4];[.A192])=0;[.A1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formula="of:=IF(MOD([.$F$4];[.A193])=0;[.A1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formula="of:=IF(MOD([.$F$4];[.A194])=0;[.A1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formula="of:=IF(MOD([.$F$4];[.A195])=0;[.A1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formula="of:=IF(MOD([.$F$4];[.A196])=0;[.A1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formula="of:=IF(MOD([.$F$4];[.A197])=0;[.A1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formula="of:=IF(MOD([.$F$4];[.A198])=0;[.A1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formula="of:=IF(MOD([.$F$4];[.A199])=0;[.A2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formula="of:=IF(MOD([.$F$4];[.A200])=0;[.A2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formula="of:=IF(MOD([.$F$4];[.A201])=0;[.A2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formula="of:=IF(MOD([.$F$4];[.A202])=0;[.A2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formula="of:=IF(MOD([.$F$4];[.A203])=0;[.A2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formula="of:=IF(MOD([.$F$4];[.A204])=0;[.A2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formula="of:=IF(MOD([.$F$4];[.A205])=0;[.A2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formula="of:=IF(MOD([.$F$4];[.A206])=0;[.A2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formula="of:=IF(MOD([.$F$4];[.A207])=0;[.A2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formula="of:=IF(MOD([.$F$4];[.A208])=0;[.A2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formula="of:=IF(MOD([.$F$4];[.A209])=0;[.A2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formula="of:=IF(MOD([.$F$4];[.A210])=0;[.A2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formula="of:=IF(MOD([.$F$4];[.A211])=0;[.A2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formula="of:=IF(MOD([.$F$4];[.A212])=0;[.A2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formula="of:=IF(MOD([.$F$4];[.A213])=0;[.A2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formula="of:=IF(MOD([.$F$4];[.A214])=0;[.A2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formula="of:=IF(MOD([.$F$4];[.A215])=0;[.A2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formula="of:=IF(MOD([.$F$4];[.A216])=0;[.A2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formula="of:=IF(MOD([.$F$4];[.A217])=0;[.A2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formula="of:=IF(MOD([.$F$4];[.A218])=0;[.A2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formula="of:=IF(MOD([.$F$4];[.A219])=0;[.A2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formula="of:=IF(MOD([.$F$4];[.A220])=0;[.A2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formula="of:=IF(MOD([.$F$4];[.A221])=0;[.A2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formula="of:=IF(MOD([.$F$4];[.A222])=0;[.A2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formula="of:=IF(MOD([.$F$4];[.A223])=0;[.A2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formula="of:=IF(MOD([.$F$4];[.A224])=0;[.A2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formula="of:=IF(MOD([.$F$4];[.A225])=0;[.A2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formula="of:=IF(MOD([.$F$4];[.A226])=0;[.A2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formula="of:=IF(MOD([.$F$4];[.A227])=0;[.A2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formula="of:=IF(MOD([.$F$4];[.A228])=0;[.A2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formula="of:=IF(MOD([.$F$4];[.A229])=0;[.A2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formula="of:=IF(MOD([.$F$4];[.A230])=0;[.A2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formula="of:=IF(MOD([.$F$4];[.A231])=0;[.A2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formula="of:=IF(MOD([.$F$4];[.A232])=0;[.A2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formula="of:=IF(MOD([.$F$4];[.A233])=0;[.A2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formula="of:=IF(MOD([.$F$4];[.A234])=0;[.A2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formula="of:=IF(MOD([.$F$4];[.A235])=0;[.A2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formula="of:=IF(MOD([.$F$4];[.A236])=0;[.A2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formula="of:=IF(MOD([.$F$4];[.A237])=0;[.A2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formula="of:=IF(MOD([.$F$4];[.A238])=0;[.A2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formula="of:=IF(MOD([.$F$4];[.A239])=0;[.A2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formula="of:=IF(MOD([.$F$4];[.A240])=0;[.A2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formula="of:=IF(MOD([.$F$4];[.A241])=0;[.A2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formula="of:=IF(MOD([.$F$4];[.A242])=0;[.A2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formula="of:=IF(MOD([.$F$4];[.A243])=0;[.A2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formula="of:=IF(MOD([.$F$4];[.A244])=0;[.A2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formula="of:=IF(MOD([.$F$4];[.A245])=0;[.A2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formula="of:=IF(MOD([.$F$4];[.A246])=0;[.A2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formula="of:=IF(MOD([.$F$4];[.A247])=0;[.A2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formula="of:=IF(MOD([.$F$4];[.A248])=0;[.A2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formula="of:=IF(MOD([.$F$4];[.A249])=0;[.A2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formula="of:=IF(MOD([.$F$4];[.A250])=0;[.A2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formula="of:=IF(MOD([.$F$4];[.A251])=0;[.A2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formula="of:=IF(MOD([.$F$4];[.A252])=0;[.A2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formula="of:=IF(MOD([.$F$4];[.A253])=0;[.A2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formula="of:=IF(MOD([.$F$4];[.A254])=0;[.A2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formula="of:=IF(MOD([.$F$4];[.A255])=0;[.A2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formula="of:=IF(MOD([.$F$4];[.A256])=0;[.A2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formula="of:=IF(MOD([.$F$4];[.A257])=0;[.A2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formula="of:=IF(MOD([.$F$4];[.A258])=0;[.A2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formula="of:=IF(MOD([.$F$4];[.A259])=0;[.A2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formula="of:=IF(MOD([.$F$4];[.A260])=0;[.A2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formula="of:=IF(MOD([.$F$4];[.A261])=0;[.A2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formula="of:=IF(MOD([.$F$4];[.A262])=0;[.A2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formula="of:=IF(MOD([.$F$4];[.A263])=0;[.A2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formula="of:=IF(MOD([.$F$4];[.A264])=0;[.A2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formula="of:=IF(MOD([.$F$4];[.A265])=0;[.A2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formula="of:=IF(MOD([.$F$4];[.A266])=0;[.A2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formula="of:=IF(MOD([.$F$4];[.A267])=0;[.A2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formula="of:=IF(MOD([.$F$4];[.A268])=0;[.A2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formula="of:=IF(MOD([.$F$4];[.A269])=0;[.A2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formula="of:=IF(MOD([.$F$4];[.A270])=0;[.A2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formula="of:=IF(MOD([.$F$4];[.A271])=0;[.A2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formula="of:=IF(MOD([.$F$4];[.A272])=0;[.A2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formula="of:=IF(MOD([.$F$4];[.A273])=0;[.A2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formula="of:=IF(MOD([.$F$4];[.A274])=0;[.A2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formula="of:=IF(MOD([.$F$4];[.A275])=0;[.A2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formula="of:=IF(MOD([.$F$4];[.A276])=0;[.A2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formula="of:=IF(MOD([.$F$4];[.A277])=0;[.A2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formula="of:=IF(MOD([.$F$4];[.A278])=0;[.A2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formula="of:=IF(MOD([.$F$4];[.A279])=0;[.A2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formula="of:=IF(MOD([.$F$4];[.A280])=0;[.A2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formula="of:=IF(MOD([.$F$4];[.A281])=0;[.A2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formula="of:=IF(MOD([.$F$4];[.A282])=0;[.A2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formula="of:=IF(MOD([.$F$4];[.A283])=0;[.A2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formula="of:=IF(MOD([.$F$4];[.A284])=0;[.A2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formula="of:=IF(MOD([.$F$4];[.A285])=0;[.A2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formula="of:=IF(MOD([.$F$4];[.A286])=0;[.A2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formula="of:=IF(MOD([.$F$4];[.A287])=0;[.A2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formula="of:=IF(MOD([.$F$4];[.A288])=0;[.A2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formula="of:=IF(MOD([.$F$4];[.A289])=0;[.A2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formula="of:=IF(MOD([.$F$4];[.A290])=0;[.A2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formula="of:=IF(MOD([.$F$4];[.A291])=0;[.A2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formula="of:=IF(MOD([.$F$4];[.A292])=0;[.A2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formula="of:=IF(MOD([.$F$4];[.A293])=0;[.A2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formula="of:=IF(MOD([.$F$4];[.A294])=0;[.A2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formula="of:=IF(MOD([.$F$4];[.A295])=0;[.A2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formula="of:=IF(MOD([.$F$4];[.A296])=0;[.A2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formula="of:=IF(MOD([.$F$4];[.A297])=0;[.A2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formula="of:=IF(MOD([.$F$4];[.A298])=0;[.A2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formula="of:=IF(MOD([.$F$4];[.A299])=0;[.A3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formula="of:=IF(MOD([.$F$4];[.A300])=0;[.A3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formula="of:=IF(MOD([.$F$4];[.A301])=0;[.A3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formula="of:=IF(MOD([.$F$4];[.A302])=0;[.A3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formula="of:=IF(MOD([.$F$4];[.A303])=0;[.A3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formula="of:=IF(MOD([.$F$4];[.A304])=0;[.A3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formula="of:=IF(MOD([.$F$4];[.A305])=0;[.A3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formula="of:=IF(MOD([.$F$4];[.A306])=0;[.A3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formula="of:=IF(MOD([.$F$4];[.A307])=0;[.A3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formula="of:=IF(MOD([.$F$4];[.A308])=0;[.A3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formula="of:=IF(MOD([.$F$4];[.A309])=0;[.A3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formula="of:=IF(MOD([.$F$4];[.A310])=0;[.A3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formula="of:=IF(MOD([.$F$4];[.A311])=0;[.A3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formula="of:=IF(MOD([.$F$4];[.A312])=0;[.A3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formula="of:=IF(MOD([.$F$4];[.A313])=0;[.A3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formula="of:=IF(MOD([.$F$4];[.A314])=0;[.A3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formula="of:=IF(MOD([.$F$4];[.A315])=0;[.A3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formula="of:=IF(MOD([.$F$4];[.A316])=0;[.A3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formula="of:=IF(MOD([.$F$4];[.A317])=0;[.A3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formula="of:=IF(MOD([.$F$4];[.A318])=0;[.A3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formula="of:=IF(MOD([.$F$4];[.A319])=0;[.A3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formula="of:=IF(MOD([.$F$4];[.A320])=0;[.A3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formula="of:=IF(MOD([.$F$4];[.A321])=0;[.A3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formula="of:=IF(MOD([.$F$4];[.A322])=0;[.A3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formula="of:=IF(MOD([.$F$4];[.A323])=0;[.A3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formula="of:=IF(MOD([.$F$4];[.A324])=0;[.A3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formula="of:=IF(MOD([.$F$4];[.A325])=0;[.A3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formula="of:=IF(MOD([.$F$4];[.A326])=0;[.A3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formula="of:=IF(MOD([.$F$4];[.A327])=0;[.A3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formula="of:=IF(MOD([.$F$4];[.A328])=0;[.A3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formula="of:=IF(MOD([.$F$4];[.A329])=0;[.A3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formula="of:=IF(MOD([.$F$4];[.A330])=0;[.A3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formula="of:=IF(MOD([.$F$4];[.A331])=0;[.A3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formula="of:=IF(MOD([.$F$4];[.A332])=0;[.A3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formula="of:=IF(MOD([.$F$4];[.A333])=0;[.A3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formula="of:=IF(MOD([.$F$4];[.A334])=0;[.A3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formula="of:=IF(MOD([.$F$4];[.A335])=0;[.A3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formula="of:=IF(MOD([.$F$4];[.A336])=0;[.A3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formula="of:=IF(MOD([.$F$4];[.A337])=0;[.A3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formula="of:=IF(MOD([.$F$4];[.A338])=0;[.A3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formula="of:=IF(MOD([.$F$4];[.A339])=0;[.A3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formula="of:=IF(MOD([.$F$4];[.A340])=0;[.A3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formula="of:=IF(MOD([.$F$4];[.A341])=0;[.A3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formula="of:=IF(MOD([.$F$4];[.A342])=0;[.A3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formula="of:=IF(MOD([.$F$4];[.A343])=0;[.A3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formula="of:=IF(MOD([.$F$4];[.A344])=0;[.A3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formula="of:=IF(MOD([.$F$4];[.A345])=0;[.A3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formula="of:=IF(MOD([.$F$4];[.A346])=0;[.A3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formula="of:=IF(MOD([.$F$4];[.A347])=0;[.A3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formula="of:=IF(MOD([.$F$4];[.A348])=0;[.A3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formula="of:=IF(MOD([.$F$4];[.A349])=0;[.A3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formula="of:=IF(MOD([.$F$4];[.A350])=0;[.A3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formula="of:=IF(MOD([.$F$4];[.A351])=0;[.A3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formula="of:=IF(MOD([.$F$4];[.A352])=0;[.A3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formula="of:=IF(MOD([.$F$4];[.A353])=0;[.A3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formula="of:=IF(MOD([.$F$4];[.A354])=0;[.A3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formula="of:=IF(MOD([.$F$4];[.A355])=0;[.A3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formula="of:=IF(MOD([.$F$4];[.A356])=0;[.A3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formula="of:=IF(MOD([.$F$4];[.A357])=0;[.A3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formula="of:=IF(MOD([.$F$4];[.A358])=0;[.A3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formula="of:=IF(MOD([.$F$4];[.A359])=0;[.A3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formula="of:=IF(MOD([.$F$4];[.A360])=0;[.A3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formula="of:=IF(MOD([.$F$4];[.A361])=0;[.A3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formula="of:=IF(MOD([.$F$4];[.A362])=0;[.A3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formula="of:=IF(MOD([.$F$4];[.A363])=0;[.A3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formula="of:=IF(MOD([.$F$4];[.A364])=0;[.A3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formula="of:=IF(MOD([.$F$4];[.A365])=0;[.A3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formula="of:=IF(MOD([.$F$4];[.A366])=0;[.A3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formula="of:=IF(MOD([.$F$4];[.A367])=0;[.A3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formula="of:=IF(MOD([.$F$4];[.A368])=0;[.A3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formula="of:=IF(MOD([.$F$4];[.A369])=0;[.A3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formula="of:=IF(MOD([.$F$4];[.A370])=0;[.A3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formula="of:=IF(MOD([.$F$4];[.A371])=0;[.A3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formula="of:=IF(MOD([.$F$4];[.A372])=0;[.A3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formula="of:=IF(MOD([.$F$4];[.A373])=0;[.A3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formula="of:=IF(MOD([.$F$4];[.A374])=0;[.A3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formula="of:=IF(MOD([.$F$4];[.A375])=0;[.A3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formula="of:=IF(MOD([.$F$4];[.A376])=0;[.A37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formula="of:=IF(MOD([.$F$4];[.A377])=0;[.A37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formula="of:=IF(MOD([.$F$4];[.A378])=0;[.A37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formula="of:=IF(MOD([.$F$4];[.A379])=0;[.A38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formula="of:=IF(MOD([.$F$4];[.A380])=0;[.A38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formula="of:=IF(MOD([.$F$4];[.A381])=0;[.A38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formula="of:=IF(MOD([.$F$4];[.A382])=0;[.A38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formula="of:=IF(MOD([.$F$4];[.A383])=0;[.A38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formula="of:=IF(MOD([.$F$4];[.A384])=0;[.A38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formula="of:=IF(MOD([.$F$4];[.A385])=0;[.A38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formula="of:=IF(MOD([.$F$4];[.A386])=0;[.A38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formula="of:=IF(MOD([.$F$4];[.A387])=0;[.A38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formula="of:=IF(MOD([.$F$4];[.A388])=0;[.A38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formula="of:=IF(MOD([.$F$4];[.A389])=0;[.A39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formula="of:=IF(MOD([.$F$4];[.A390])=0;[.A39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formula="of:=IF(MOD([.$F$4];[.A391])=0;[.A39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formula="of:=IF(MOD([.$F$4];[.A392])=0;[.A39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formula="of:=IF(MOD([.$F$4];[.A393])=0;[.A39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formula="of:=IF(MOD([.$F$4];[.A394])=0;[.A39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formula="of:=IF(MOD([.$F$4];[.A395])=0;[.A39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formula="of:=IF(MOD([.$F$4];[.A396])=0;[.A39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formula="of:=IF(MOD([.$F$4];[.A397])=0;[.A39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formula="of:=IF(MOD([.$F$4];[.A398])=0;[.A39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formula="of:=IF(MOD([.$F$4];[.A399])=0;[.A40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formula="of:=IF(MOD([.$F$4];[.A400])=0;[.A40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formula="of:=IF(MOD([.$F$4];[.A401])=0;[.A40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formula="of:=IF(MOD([.$F$4];[.A402])=0;[.A40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formula="of:=IF(MOD([.$F$4];[.A403])=0;[.A40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formula="of:=IF(MOD([.$F$4];[.A404])=0;[.A40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formula="of:=IF(MOD([.$F$4];[.A405])=0;[.A40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formula="of:=IF(MOD([.$F$4];[.A406])=0;[.A40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formula="of:=IF(MOD([.$F$4];[.A407])=0;[.A40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formula="of:=IF(MOD([.$F$4];[.A408])=0;[.A40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formula="of:=IF(MOD([.$F$4];[.A409])=0;[.A41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formula="of:=IF(MOD([.$F$4];[.A410])=0;[.A41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formula="of:=IF(MOD([.$F$4];[.A411])=0;[.A41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formula="of:=IF(MOD([.$F$4];[.A412])=0;[.A41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formula="of:=IF(MOD([.$F$4];[.A413])=0;[.A41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formula="of:=IF(MOD([.$F$4];[.A414])=0;[.A41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formula="of:=IF(MOD([.$F$4];[.A415])=0;[.A41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formula="of:=IF(MOD([.$F$4];[.A416])=0;[.A41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formula="of:=IF(MOD([.$F$4];[.A417])=0;[.A41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formula="of:=IF(MOD([.$F$4];[.A418])=0;[.A41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formula="of:=IF(MOD([.$F$4];[.A419])=0;[.A42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formula="of:=IF(MOD([.$F$4];[.A420])=0;[.A42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formula="of:=IF(MOD([.$F$4];[.A421])=0;[.A42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formula="of:=IF(MOD([.$F$4];[.A422])=0;[.A42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formula="of:=IF(MOD([.$F$4];[.A423])=0;[.A42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formula="of:=IF(MOD([.$F$4];[.A424])=0;[.A42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formula="of:=IF(MOD([.$F$4];[.A425])=0;[.A42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formula="of:=IF(MOD([.$F$4];[.A426])=0;[.A42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formula="of:=IF(MOD([.$F$4];[.A427])=0;[.A42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formula="of:=IF(MOD([.$F$4];[.A428])=0;[.A42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formula="of:=IF(MOD([.$F$4];[.A429])=0;[.A43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formula="of:=IF(MOD([.$F$4];[.A430])=0;[.A43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formula="of:=IF(MOD([.$F$4];[.A431])=0;[.A43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formula="of:=IF(MOD([.$F$4];[.A432])=0;[.A43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formula="of:=IF(MOD([.$F$4];[.A433])=0;[.A43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formula="of:=IF(MOD([.$F$4];[.A434])=0;[.A43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formula="of:=IF(MOD([.$F$4];[.A435])=0;[.A43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formula="of:=IF(MOD([.$F$4];[.A436])=0;[.A43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formula="of:=IF(MOD([.$F$4];[.A437])=0;[.A43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formula="of:=IF(MOD([.$F$4];[.A438])=0;[.A43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formula="of:=IF(MOD([.$F$4];[.A439])=0;[.A44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formula="of:=IF(MOD([.$F$4];[.A440])=0;[.A44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formula="of:=IF(MOD([.$F$4];[.A441])=0;[.A44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formula="of:=IF(MOD([.$F$4];[.A442])=0;[.A44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formula="of:=IF(MOD([.$F$4];[.A443])=0;[.A44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formula="of:=IF(MOD([.$F$4];[.A444])=0;[.A44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formula="of:=IF(MOD([.$F$4];[.A445])=0;[.A44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formula="of:=IF(MOD([.$F$4];[.A446])=0;[.A44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formula="of:=IF(MOD([.$F$4];[.A447])=0;[.A44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formula="of:=IF(MOD([.$F$4];[.A448])=0;[.A44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formula="of:=IF(MOD([.$F$4];[.A449])=0;[.A45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formula="of:=IF(MOD([.$F$4];[.A450])=0;[.A45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formula="of:=IF(MOD([.$F$4];[.A451])=0;[.A45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formula="of:=IF(MOD([.$F$4];[.A452])=0;[.A45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formula="of:=IF(MOD([.$F$4];[.A453])=0;[.A45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formula="of:=IF(MOD([.$F$4];[.A454])=0;[.A45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formula="of:=IF(MOD([.$F$4];[.A455])=0;[.A45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formula="of:=IF(MOD([.$F$4];[.A456])=0;[.A45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formula="of:=IF(MOD([.$F$4];[.A457])=0;[.A45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formula="of:=IF(MOD([.$F$4];[.A458])=0;[.A45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formula="of:=IF(MOD([.$F$4];[.A459])=0;[.A46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formula="of:=IF(MOD([.$F$4];[.A460])=0;[.A46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formula="of:=IF(MOD([.$F$4];[.A461])=0;[.A46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formula="of:=IF(MOD([.$F$4];[.A462])=0;[.A46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formula="of:=IF(MOD([.$F$4];[.A463])=0;[.A46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formula="of:=IF(MOD([.$F$4];[.A464])=0;[.A46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formula="of:=IF(MOD([.$F$4];[.A465])=0;[.A46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formula="of:=IF(MOD([.$F$4];[.A466])=0;[.A467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formula="of:=IF(MOD([.$F$4];[.A467])=0;[.A468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formula="of:=IF(MOD([.$F$4];[.A468])=0;[.A469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formula="of:=IF(MOD([.$F$4];[.A469])=0;[.A470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formula="of:=IF(MOD([.$F$4];[.A470])=0;[.A471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formula="of:=IF(MOD([.$F$4];[.A471])=0;[.A472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formula="of:=IF(MOD([.$F$4];[.A472])=0;[.A473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formula="of:=IF(MOD([.$F$4];[.A473])=0;[.A474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formula="of:=IF(MOD([.$F$4];[.A474])=0;[.A475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formula="of:=IF(MOD([.$F$4];[.A475])=0;[.A476]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56" calcext:value-type="float">
            <text:p>56</text:p>
          </table:table-cell>
          <table:table-cell table:number-columns-repeated="1022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56" calcext:value-type="float">
            <text:p>56</text:p>
          </table:table-cell>
          <table:table-cell table:number-columns-repeated="1022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1:03:48.0131142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3:13.246924741</dc:date>
    <meta:generator>LibreOffice/6.0.2.1$Linux_X86_64 LibreOffice_project/00m0$Build-1</meta:generator>
    <meta:editing-duration>PT11M41S</meta:editing-duration>
    <meta:editing-cycles>6</meta:editing-cycles>
    <meta:document-statistic meta:table-count="3" meta:cell-count="12007" meta:object-count="0"/>
  </office:meta>
</office:document-meta>
</file>